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801" officeooo:paragraph-rsid="0015b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ématiques data : </text:p>
      <text:p text:style-name="P1"/>
      <text:p text:style-name="P1">- <text:a xlink:type="simple" xlink:href="https://datascientest.com/top-10-des-pre-requis-mathematiques-importants-en-data-science" text:style-name="Internet_20_link" text:visited-style-name="Visited_20_Internet_20_Link">https://datascientest.com/top-10-des-pre-requis-mathematiques-importants-en-data-science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9:22:14.276821777</meta:creation-date>
    <dc:date>2022-02-22T09:22:35.751314368</dc:date>
    <meta:editing-duration>PT22S</meta:editing-duration>
    <meta:editing-cycles>1</meta:editing-cycles>
    <meta:document-statistic meta:table-count="0" meta:image-count="0" meta:object-count="0" meta:page-count="1" meta:paragraph-count="2" meta:word-count="5" meta:character-count="111" meta:non-whitespace-character-count="107"/>
    <meta:generator>LibreOffice/6.4.7.2$Linux_X86_64 LibreOffice_project/40$Build-2</meta:generator>
  </office:meta>
</office:document-meta>
</file>